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loext:graphic-properties draw:fill="solid" draw:fill-color="#ffff38"/>
      <style:paragraph-properties fo:margin-left="1cm" fo:background-color="#ffff38" fo:padding="0.049cm" fo:border="0.06pt solid #000000" style:join-border="false">
        <style:tab-stops>
          <style:tab-stop style:position="1cm"/>
        </style:tab-stops>
      </style:paragraph-properties>
      <style:text-properties style:font-name="Bitstream Vera Sans Mono" fo:font-size="10pt" style:font-size-asian="10pt" style:font-size-complex="10pt"/>
    </style:style>
    <style:style style:name="P2" style:family="paragraph" style:parent-style-name="Text_20_body">
      <loext:graphic-properties draw:fill="solid" draw:fill-color="#ffff38"/>
      <style:paragraph-properties fo:margin-left="1cm" fo:background-color="#ffff38" fo:padding="0.049cm" fo:border="0.06pt solid #000000" style:join-border="false">
        <style:tab-stops>
          <style:tab-stop style:position="1cm"/>
        </style:tab-stops>
      </style:paragraph-properties>
      <style:text-properties style:font-name="Bitstream Vera Sans Mono" fo:font-size="10pt" officeooo:rsid="0007fd6a" officeooo:paragraph-rsid="0007fd6a" style:font-size-asian="10pt" style:font-size-complex="10pt"/>
    </style:style>
    <style:style style:name="P3" style:family="paragraph" style:parent-style-name="Text_20_body">
      <loext:graphic-properties draw:fill="solid" draw:fill-color="#ffff38"/>
      <style:paragraph-properties fo:margin-left="1cm" fo:background-color="#ffff38" fo:padding="0.049cm" fo:border="0.06pt solid #000000" style:join-border="false">
        <style:tab-stops>
          <style:tab-stop style:position="1cm"/>
        </style:tab-stops>
      </style:paragraph-properties>
      <style:text-properties style:font-name="Bitstream Vera Sans Mono" officeooo:paragraph-rsid="0011127b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text-properties style:font-name="Liberation Sans" officeooo:rsid="0005333e" officeooo:paragraph-rsid="0005333e"/>
    </style:style>
    <style:style style:name="P6" style:family="paragraph" style:parent-style-name="Text_20_body">
      <style:text-properties style:font-name="Liberation Sans" officeooo:rsid="00076ede" officeooo:paragraph-rsid="00076ede"/>
    </style:style>
    <style:style style:name="P7" style:family="paragraph" style:parent-style-name="Text_20_body">
      <style:text-properties style:font-name="Liberation Sans" officeooo:paragraph-rsid="00076ede"/>
    </style:style>
    <style:style style:name="P8" style:family="paragraph" style:parent-style-name="Text_20_body">
      <style:text-properties style:font-name="Liberation Sans" officeooo:rsid="0007fd6a" officeooo:paragraph-rsid="0009768e"/>
    </style:style>
    <style:style style:name="P9" style:family="paragraph" style:parent-style-name="Text_20_body">
      <style:text-properties style:font-name="Liberation Sans" officeooo:paragraph-rsid="0007fd6a"/>
    </style:style>
    <style:style style:name="P10" style:family="paragraph" style:parent-style-name="Text_20_body">
      <style:text-properties style:font-name="Liberation Sans" officeooo:rsid="0009768e" officeooo:paragraph-rsid="0009768e"/>
    </style:style>
    <style:style style:name="P11" style:family="paragraph" style:parent-style-name="Standard">
      <style:text-properties style:font-name="Liberation Sans" officeooo:rsid="0012fca5" officeooo:paragraph-rsid="0012fca5"/>
    </style:style>
    <style:style style:name="P12" style:family="paragraph" style:parent-style-name="Standard">
      <style:text-properties style:font-name="Liberation Sans" officeooo:rsid="0012fca5" officeooo:paragraph-rsid="0012fca5" fo:background-color="#81d41a"/>
    </style:style>
    <style:style style:name="P13" style:family="paragraph" style:parent-style-name="Standard">
      <style:paragraph-properties fo:text-align="end" style:justify-single-word="false"/>
      <style:text-properties style:font-name="Liberation Sans" fo:font-weight="bold" officeooo:rsid="0000b9eb" officeooo:paragraph-rsid="0000b9eb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weight="bold" officeooo:rsid="0012fca5" officeooo:paragraph-rsid="0012fca5" style:font-weight-asian="bold" style:font-weight-complex="bold"/>
    </style:style>
    <style:style style:name="P15" style:family="paragraph" style:parent-style-name="Text_20_body">
      <style:text-properties style:font-name="Liberation Sans" fo:font-style="normal" officeooo:rsid="0009768e" officeooo:paragraph-rsid="0009768e" style:font-style-asian="normal" style:font-style-complex="normal"/>
    </style:style>
    <style:style style:name="P16" style:family="paragraph" style:parent-style-name="Text_20_body">
      <style:text-properties style:font-name="Liberation Sans" officeooo:rsid="000dab56" officeooo:paragraph-rsid="000dab56"/>
    </style:style>
    <style:style style:name="P17" style:family="paragraph" style:parent-style-name="Text_20_body">
      <style:text-properties style:font-name="Liberation Sans" officeooo:rsid="000dab56" officeooo:paragraph-rsid="000f39ee"/>
    </style:style>
    <style:style style:name="P18" style:family="paragraph" style:parent-style-name="Text_20_body">
      <style:text-properties style:font-name="Liberation Sans" officeooo:rsid="000dab56" officeooo:paragraph-rsid="0015bd2e"/>
    </style:style>
    <style:style style:name="P19" style:family="paragraph" style:parent-style-name="Text_20_body">
      <style:text-properties style:font-name="Liberation Sans" officeooo:rsid="000be340" officeooo:paragraph-rsid="000be340"/>
    </style:style>
    <style:style style:name="P20" style:family="paragraph" style:parent-style-name="Text_20_body">
      <style:text-properties style:font-name="Liberation Sans" officeooo:rsid="0010237b" officeooo:paragraph-rsid="0010237b"/>
    </style:style>
    <style:style style:name="P21" style:family="paragraph" style:parent-style-name="Text_20_body">
      <style:text-properties style:font-name="Liberation Sans" officeooo:rsid="0010237b" officeooo:paragraph-rsid="0013ecd8"/>
    </style:style>
    <style:style style:name="P22" style:family="paragraph" style:parent-style-name="Text_20_body">
      <style:text-properties style:font-name="Liberation Sans" officeooo:rsid="00107ca1" officeooo:paragraph-rsid="00107ca1"/>
    </style:style>
    <style:style style:name="P23" style:family="paragraph" style:parent-style-name="Text_20_body">
      <style:text-properties style:font-name="Liberation Sans" officeooo:rsid="0010f18a" officeooo:paragraph-rsid="0010f18a"/>
    </style:style>
    <style:style style:name="P24" style:family="paragraph" style:parent-style-name="Text_20_body">
      <style:text-properties style:font-name="Liberation Sans" officeooo:rsid="0011127b" officeooo:paragraph-rsid="0011127b"/>
    </style:style>
    <style:style style:name="P25" style:family="paragraph" style:parent-style-name="Text_20_body">
      <loext:graphic-properties draw:fill="solid" draw:fill-color="#ffff38"/>
      <style:paragraph-properties fo:margin-left="1cm" fo:background-color="#ffff38" fo:padding="0.049cm" fo:border="0.06pt solid #000000" style:join-border="false">
        <style:tab-stops>
          <style:tab-stop style:position="1cm"/>
        </style:tab-stops>
      </style:paragraph-properties>
      <style:text-properties officeooo:paragraph-rsid="0009768e"/>
    </style:style>
    <style:style style:name="P26" style:family="paragraph" style:parent-style-name="Heading_20_4">
      <style:text-properties officeooo:rsid="00076ede" officeooo:paragraph-rsid="00076ede"/>
    </style:style>
    <style:style style:name="P27" style:family="paragraph" style:parent-style-name="Heading_20_4">
      <style:text-properties style:font-name="Liberation Sans" fo:font-size="12pt" fo:font-style="normal" fo:font-weight="normal" officeooo:rsid="000b3e06" officeooo:paragraph-rsid="000b3e06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4">
      <style:text-properties officeooo:paragraph-rsid="000b3e06"/>
    </style:style>
    <style:style style:name="P29" style:family="paragraph" style:parent-style-name="Heading_20_4">
      <style:text-properties officeooo:rsid="000b3e06" officeooo:paragraph-rsid="000b3e06"/>
    </style:style>
    <style:style style:name="P30" style:family="paragraph" style:parent-style-name="Text_20_body" style:list-style-name="L1">
      <style:text-properties style:font-name="Liberation Sans" officeooo:rsid="0010237b" officeooo:paragraph-rsid="0010237b" fo:background-color="#81d41a"/>
    </style:style>
    <style:style style:name="P31" style:family="paragraph" style:parent-style-name="Text_20_body" style:list-style-name="L3">
      <style:text-properties style:font-name="Liberation Sans" officeooo:rsid="0010237b" officeooo:paragraph-rsid="0010237b" fo:background-color="#81d41a"/>
    </style:style>
    <style:style style:name="P32" style:family="paragraph" style:parent-style-name="Text_20_body" style:list-style-name="L4">
      <style:text-properties style:font-name="Liberation Sans" officeooo:rsid="0010f18a" officeooo:paragraph-rsid="0010f18a" fo:background-color="#81d41a"/>
    </style:style>
    <style:style style:name="P33" style:family="paragraph" style:parent-style-name="Text_20_body" style:list-style-name="L5">
      <style:text-properties style:font-name="Liberation Sans" officeooo:rsid="0010f18a" officeooo:paragraph-rsid="0010f18a" fo:background-color="#81d41a"/>
    </style:style>
    <style:style style:name="P34" style:family="paragraph" style:parent-style-name="Text_20_body" style:list-style-name="L2">
      <style:text-properties officeooo:paragraph-rsid="000be340"/>
    </style:style>
    <style:style style:name="P35" style:family="paragraph" style:parent-style-name="Title">
      <style:text-properties fo:font-size="24pt" style:font-size-asian="24pt" style:font-size-complex="24pt"/>
    </style:style>
    <style:style style:name="T1" style:family="text">
      <style:text-properties officeooo:rsid="0000b9eb"/>
    </style:style>
    <style:style style:name="T2" style:family="text">
      <style:text-properties style:font-name="Liberation Sans" officeooo:rsid="0010237b" fo:background-color="#81d41a" loext:char-shading-value="0"/>
    </style:style>
    <style:style style:name="T3" style:family="text">
      <style:text-properties style:font-name="Liberation Sans" officeooo:rsid="000be340" fo:background-color="#81d41a" loext:char-shading-value="0"/>
    </style:style>
    <style:style style:name="T4" style:family="text">
      <style:text-properties style:text-position="super 58%"/>
    </style:style>
    <style:style style:name="T5" style:family="text">
      <style:text-properties officeooo:rsid="0001eaa5"/>
    </style:style>
    <style:style style:name="T6" style:family="text">
      <style:text-properties officeooo:rsid="00038c77"/>
    </style:style>
    <style:style style:name="T7" style:family="text">
      <style:text-properties officeooo:rsid="0005333e"/>
    </style:style>
    <style:style style:name="T8" style:family="text">
      <style:text-properties officeooo:rsid="00066b3f"/>
    </style:style>
    <style:style style:name="T9" style:family="text">
      <style:text-properties officeooo:rsid="00076ede"/>
    </style:style>
    <style:style style:name="T10" style:family="text">
      <style:text-properties fo:background-color="#81d41a" loext:char-shading-value="0"/>
    </style:style>
    <style:style style:name="T11" style:family="text">
      <style:text-properties officeooo:rsid="0005333e" fo:background-color="#81d41a" loext:char-shading-value="0"/>
    </style:style>
    <style:style style:name="T12" style:family="text">
      <style:text-properties officeooo:rsid="00076ede" fo:background-color="#81d41a" loext:char-shading-value="0"/>
    </style:style>
    <style:style style:name="T13" style:family="text">
      <style:text-properties officeooo:rsid="00066b3f" fo:background-color="#81d41a" loext:char-shading-value="0"/>
    </style:style>
    <style:style style:name="T14" style:family="text">
      <style:text-properties officeooo:rsid="0007fd6a" fo:background-color="#81d41a" loext:char-shading-value="0"/>
    </style:style>
    <style:style style:name="T15" style:family="text">
      <style:text-properties officeooo:rsid="000dab56" fo:background-color="#81d41a" loext:char-shading-value="0"/>
    </style:style>
    <style:style style:name="T16" style:family="text">
      <style:text-properties officeooo:rsid="0010f18a" fo:background-color="#81d41a" loext:char-shading-value="0"/>
    </style:style>
    <style:style style:name="T17" style:family="text">
      <style:text-properties officeooo:rsid="0007fd6a"/>
    </style:style>
    <style:style style:name="T18" style:family="text">
      <style:text-properties style:font-name="Bitstream Vera Sans Mono" fo:font-size="10pt" officeooo:rsid="0007fd6a" style:font-size-asian="10pt" style:font-size-complex="10pt"/>
    </style:style>
    <style:style style:name="T19" style:family="text">
      <style:text-properties style:font-name="Bitstream Vera Sans Mono" fo:font-size="10pt" officeooo:rsid="0009768e" style:font-size-asian="10pt" style:font-size-complex="10pt"/>
    </style:style>
    <style:style style:name="T20" style:family="text">
      <style:text-properties style:font-name="Bitstream Vera Sans Mono" fo:font-size="10pt" officeooo:rsid="000b3e06" style:font-size-asian="10pt" style:font-size-complex="10pt"/>
    </style:style>
    <style:style style:name="T21" style:family="text">
      <style:text-properties officeooo:rsid="0009768e"/>
    </style:style>
    <style:style style:name="T22" style:family="text">
      <style:text-properties officeooo:rsid="000b3e06"/>
    </style:style>
    <style:style style:name="T23" style:family="text">
      <style:text-properties officeooo:rsid="000be340"/>
    </style:style>
    <style:style style:name="T24" style:family="text">
      <style:text-properties officeooo:rsid="000f39ee"/>
    </style:style>
    <style:style style:name="T25" style:family="text">
      <style:text-properties officeooo:rsid="0010237b"/>
    </style:style>
    <style:style style:name="T26" style:family="text">
      <style:text-properties officeooo:rsid="00107ca1"/>
    </style:style>
    <style:style style:name="T27" style:family="text">
      <style:text-properties officeooo:rsid="0010f18a"/>
    </style:style>
    <style:style style:name="T28" style:family="text">
      <style:text-properties fo:background-color="#ffffff" loext:char-shading-value="0"/>
    </style:style>
    <style:style style:name="T29" style:family="text">
      <style:text-properties officeooo:rsid="0011127b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133255"/>
    </style:style>
    <style:style style:name="T32" style:family="text">
      <style:text-properties officeooo:rsid="00135ef3"/>
    </style:style>
    <style:style style:name="T33" style:family="text">
      <style:text-properties officeooo:rsid="0013ecd8"/>
    </style:style>
    <style:style style:name="T34" style:family="text">
      <style:text-properties officeooo:rsid="0015bd2e"/>
    </style:style>
    <style:style style:name="T35" style:family="text">
      <style:text-properties fo:font-size="10pt" officeooo:rsid="000dab56" style:font-size-asian="10pt" style:font-size-complex="10pt"/>
    </style:style>
    <style:style style:name="T36" style:family="text">
      <style:text-properties fo:font-size="10pt" officeooo:rsid="000f39ee" style:font-size-asian="10pt" style:font-size-complex="10pt"/>
    </style:style>
    <style:style style:name="T37" style:family="text">
      <style:text-properties officeooo:rsid="0015f65e"/>
    </style:style>
    <style:style style:name="T38" style:family="text">
      <style:text-properties officeooo:rsid="0016376b"/>
    </style:style>
    <style:style style:name="T39" style:family="text">
      <style:text-properties officeooo:rsid="0017bc93"/>
    </style:style>
    <style:style style:name="T40" style:family="text">
      <style:text-properties officeooo:rsid="00182760"/>
    </style:style>
    <style:style style:name="T41" style:family="text">
      <style:text-properties officeooo:rsid="0019bba1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V0.<text:span text:style-name="T39">3</text:span><text:span text:style-name="T31"> </text:span><text:s/>- <text:s/>2<text:span text:style-name="T31">8</text:span><text:span text:style-name="T4">th</text:span> Jan 20<text:span text:style-name="T31">2</text:span>5</text:p>
      <text:p text:style-name="P35">FlicFlac AI Implementation</text:p>
      <text:p text:style-name="P11">Key:<text:tab/><text:span text:style-name="T30">Pseudo Code</text:span></text:p>
      <text:p text:style-name="P12"><text:span text:style-name="T28"><text:tab/></text:span>Structures/Code to be found in flicflac/shared/src<text:span text:style-name="T28"> … unless client specified</text:span></text:p>
      <text:h text:style-name="Heading_20_4" text:outline-level="4"><text:span text:style-name="T1">01: </text:span><text:span text:style-name="T7">Initial Role</text:span></text:h>
      <text:p text:style-name="P4">On start up the AI <text:span text:style-name="T39">opponent </text:span><text:span text:style-name="T40">activates when t</text:span><text:span text:style-name="T38">he opponent’s name </text:span><text:span text:style-name="T40">is “***”</text:span><text:span text:style-name="T38">. This forces the </text:span><text:span text:style-name="T40">bootstrap </text:span><text:span text:style-name="T38">role of the AI to be the “Initiator”, </text:span><text:span text:style-name="T1">according to th</text:span><text:span text:style-name="T40">e</text:span><text:span text:style-name="T1"> pseudo code </text:span><text:span text:style-name="T40">below:</text:span><text:span text:style-name="T1"> </text:span><text:span text:style-name="T40">(Y</text:span><text:span text:style-name="T39">our name is always alpha-numeric.</text:span><text:span text:style-name="T40">)</text:span></text:p>
      <text:p text:style-name="P1">if NameOfAI &lt; <text:span text:style-name="T38">YourName</text:span> then <text:line-break/> <text:s/>AI = Initiator // th<text:span text:style-name="T5">is </text:span><text:span text:style-name="T7">player entity</text:span> attempts to make the connection in peerJS<text:line-break/>else<text:line-break/> <text:s/>AI = Responder // th<text:span text:style-name="T5">is </text:span><text:span text:style-name="T7">player </text:span><text:span text:style-name="T5">entity </text:span>listens for a connection on peerJS<text:line-break/>end if</text:p>
      <text:h text:style-name="Heading_20_4" text:outline-level="4">02: Initial Parameters</text:h>
      <text:p text:style-name="P7"><text:span text:style-name="T6">The parameters </text:span><text:span text:style-name="T7">for the AI</text:span><text:span text:style-name="T6"> </text:span><text:span text:style-name="T39">entity </text:span><text:span text:style-name="T7">(check </text:span><text:span text:style-name="T11">PlayerParams.</text:span><text:span text:style-name="T12">PlayerParams</text:span><text:span text:style-name="T7">), should be </text:span><text:span text:style-name="T39">taken from your parameters</text:span><text:span text:style-name="T32">, except for “Turn Time” and “Captors </text:span><text:span text:style-name="T33">T</text:span><text:span text:style-name="T32">ime”, which the AI can ignore.</text:span></text:p>
      <text:p text:style-name="P15">An initial FlicFlacGameModel can be created using ...</text:p>
      <text:p text:style-name="P25"><text:span text:style-name="T18">val </text:span><text:span text:style-name="T19">model</text:span><text:span text:style-name="T18"> = new </text:span><text:span text:style-name="T19">FlicFlacGameModel()</text:span></text:p>
      <text:p text:style-name="P8">… <text:span text:style-name="T21">then populate various fields according to PlayerParams.</text:span></text:p>
      <text:h text:style-name="P26" text:outline-level="4">03: Maintaining “<text:span text:style-name="T31">Player </text:span>Names” and “Piece Type” <text:span text:style-name="T21">during communications</text:span></text:h>
      <text:p text:style-name="P6">Any <text:span text:style-name="T41">decoded </text:span>inbound peerJS message will be an encoded version of the remote player’s FlicFlacGameModel <text:span text:style-name="T41">and s</text:span><text:span text:style-name="T37">ome</text:span> fields must be adjusted before any processing can occur. <text:line-break/>Use <text:span text:style-name="T10">FlicFlacGameModel.ConvertRxGameModel()</text:span> to achieve this.</text:p>
      <text:h text:style-name="Heading_20_4" text:outline-level="4">0<text:span text:style-name="T9">4</text:span>: Initial Bootstrap State Machines</text:h>
      <text:p text:style-name="P5"><text:span text:style-name="T22">The first </text:span><text:span text:style-name="T40">AI </text:span><text:span text:style-name="T22">goal </text:span><text:span text:style-name="T40">is</text:span><text:span text:style-name="T22"> to complete the bootstrap process. </text:span>The “Initiator” state machine and “Responder” state machine are <text:span text:style-name="T40">implemented </text:span>in <text:span text:style-name="T10">client/src/SceneParams.scala</text:span>. <text:span text:style-name="T8">The AI needs to mimic the </text:span><text:span text:style-name="T39">initiator </text:span><text:span text:style-name="T8">state machine </text:span><text:span text:style-name="T39">only, </text:span><text:span text:style-name="T8">in order to transition through the boot strap game states (</text:span><text:span text:style-name="T13">FlicFlacGameModel START_CON1 … START_CON8</text:span><text:span text:style-name="T8">) to arrive at game state </text:span><text:span text:style-name="T13">CYLINDER_TURN</text:span><text:span text:style-name="T8">. These state machines are tied to Indigo and PeerJS so inclusion </text:span><text:span text:style-name="T9">as a </text:span><text:span text:style-name="T8">shared </text:span><text:span text:style-name="T9">resource</text:span><text:span text:style-name="T8"> was prohibited. </text:span><text:span text:style-name="T40">The AI maybe playing CYLINDERS or BLOCKS, this is randomly selected and not tied to the initial bootstrap role of “initiator”.</text:span></text:p>
      <text:h text:style-name="Heading_20_4" text:outline-level="4">05: Establishing the Hex Board for the AI</text:h>
      <text:p text:style-name="P9"><text:span text:style-name="T17">Use the following code and the board size values </text:span><text:span text:style-name="T27">in </text:span><text:span text:style-name="T14">HexBoard.</text:span><text:span text:style-name="T16">HexBoard</text:span><text:span text:style-name="T17"> to establish the </text:span><text:span text:style-name="T21">h</text:span><text:span text:style-name="T17">ex</text:span><text:span text:style-name="T21">agonal</text:span><text:span text:style-name="T17"> </text:span><text:span text:style-name="T21">b</text:span><text:span text:style-name="T17">oard. </text:span><text:span text:style-name="T21">This will give the correct size, coordinate system, coloured hexagons and extra home hexagons.</text:span></text:p>
      <text:p text:style-name="P2">val hexBoard = new HexBoard()<text:line-break/>hexBoard.forge(n) // where n is the size of the board</text:p>
      <text:h text:style-name="P27" text:outline-level="4">Please refer to the four accompanying PNG files that show <text:span text:style-name="T31">each</text:span> coordinate system <text:span text:style-name="T31">in</text:span> further detail.</text:h>
      <text:h text:style-name="P28" text:outline-level="4">06: Summoning the Pieces <text:span text:style-name="T22">for the AI</text:span></text:h>
      <text:p text:style-name="P10"><text:span text:style-name="T32">At the start of the game </text:span><text:span text:style-name="T39">the piece types are randomly selected. If the </text:span><text:span text:style-name="T33">AI is CYLINDERS, </text:span><text:span text:style-name="T39">then the AI has the first turn. U</text:span>se the following code to establish the 12 playing pieces <text:span text:style-name="T22">(in the model) at</text:span> their starting positions. <text:span text:style-name="T39">T</text:span>he functions to manipulate these pieces are supplied in <text:span text:style-name="T27">the shared classes</text:span> <text:span text:style-name="T10">Piece</text:span><text:span text:style-name="T28"> &amp; </text:span><text:span text:style-name="T10">Pieces</text:span></text:p>
      <text:p text:style-name="P25"><text:span text:style-name="T18">v</text:span><text:span text:style-name="T20">al startingPieces = model.pieces.summonPieces(hexBoard)</text:span><text:span text:style-name="T18"><text:line-break/></text:span><text:span text:style-name="T20">val newModel = model.copy(pieces = startingPieces)</text:span></text:p>
      <text:h text:style-name="P29" text:outline-level="4"><text:soft-page-break/>07: <text:span text:style-name="T23">The </text:span>AI Turn</text:h>
      <text:p text:style-name="P20">At the <text:span text:style-name="T29">start of a</text:span><text:span text:style-name="T32">n AI</text:span><text:span text:style-name="T29"> </text:span>turn, process the incoming game model by calling ... </text:p>
      <text:p text:style-name="P19"><text:span text:style-name="T15">FlicFlacGameModel.</text:span><text:span text:style-name="T10">ConvertRxGameModel()</text:span></text:p>
      <text:p text:style-name="P20">Then consider the strategic value of the various combinations of moves for the 6 AI pieces. These moves can be accumulated by selecting each piece in turn …</text:p>
      <text:list text:style-name="L1">
        <text:list-item>
          <text:p text:style-name="P30">Piece.setSelected(true)</text:p>
        </text:list-item>
      </text:list>
      <text:p text:style-name="P20">… then acquiring the valid set of moves for this piece …</text:p>
      <text:list text:style-name="L2">
        <text:list-item>
          <text:p text:style-name="P34"><text:span text:style-name="T2">Spots.</text:span><text:span text:style-name="T3">calculatePossibleMoves()</text:span></text:p>
        </text:list-item>
      </text:list>
      <text:p text:style-name="P19">… <text:span text:style-name="T25">then deselecting that piece</text:span></text:p>
      <text:list text:style-name="L3">
        <text:list-item>
          <text:p text:style-name="P31">Piece.setSelected(false)</text:p>
        </text:list-item>
      </text:list>
      <text:p text:style-name="P21"><text:span text:style-name="T26">The maximum number of possible move </text:span><text:span text:style-name="T32">position</text:span><text:span text:style-name="T26">s for one piece is 25. </text:span><text:span text:style-name="T31">(</text:span><text:span text:style-name="T26">This occurs when the piece is on a central black hexagon, unhindered by any other piece.</text:span><text:span text:style-name="T31">)</text:span><text:span text:style-name="T26"> Potentially the maximum simultaneous combination of moves to consider might be 25 to power 6, However, the possible movements </text:span><text:span text:style-name="T33">are restricted by the </text:span><text:span text:style-name="T26">edge of the board, the other AI pieces and opponent’s pieces. </text:span><text:span text:style-name="T33">S</text:span><text:span text:style-name="T26">o the final </text:span><text:span text:style-name="T29">total </text:span><text:span text:style-name="T27">is</text:span><text:span text:style-name="T26"> much less. </text:span><text:span text:style-name="T27">Remember to flip </text:span><text:span text:style-name="T29">a</text:span><text:span text:style-name="T27"> piece if moving to an adjacent black hexagon. </text:span><text:span text:style-name="T32">Also, </text:span><text:span text:style-name="T26">additional logic is required to ensure the AI does not place </text:span><text:span text:style-name="T32">a</text:span><text:span text:style-name="T26"> piece on top of another of it’s own pieces </text:span><text:span text:style-name="T32">that already has a new position</text:span><text:span text:style-name="T26">.</text:span></text:p>
      <text:p text:style-name="P22">The strategic value, <text:span text:style-name="T27">(this might be the number of captures achieved in this turn),</text:span> of any one combination of 6 simultaneous moves <text:span text:style-name="T34">c</text:span><text:span text:style-name="T29">ould</text:span><text:span text:style-name="T27"> </text:span><text:span text:style-name="T32">be </text:span><text:span text:style-name="T27">determined by calling …</text:span></text:p>
      <text:list text:style-name="L4">
        <text:list-item>
          <text:p text:style-name="P32">Melee.combat()</text:p>
        </text:list-item>
      </text:list>
      <text:p text:style-name="P23">… then …</text:p>
      <text:list text:style-name="L5">
        <text:list-item>
          <text:p text:style-name="P33">Melee.detectCaptors()</text:p>
        </text:list-item>
      </text:list>
      <text:p text:style-name="P23"><text:span text:style-name="T32">Captures achieve</text:span><text:span text:style-name="T34">d</text:span><text:span text:style-name="T32"> </text:span><text:span text:style-name="T29">is only one possible way for the AI to evaluate each possible move combination, </text:span><text:span text:style-name="T32">other possibilities may be better.</text:span></text:p>
      <text:p text:style-name="P24">When the AI has determined the optimum movement<text:span text:style-name="T32">s for it’s 6 pieces,</text:span> it should implement the following pseudo code to end the turn:</text:p>
      <text:p text:style-name="P3"><text:span text:style-name="T35">newScore = pieces.extraTurnScoring()<text:line-break/></text:span><text:span text:style-name="T36">captors = Melee.detectCaptors()<text:line-break/>if (captors.isEmpty) then<text:line-break/> pieces.newTurn()<text:line-break/>else<text:line-break/> <text:s/>newPieces = Melee.rewardCaptors()</text:span></text:p>
      <text:p text:style-name="P18"><text:span text:style-name="T24"><text:line-break/></text:span><text:span text:style-name="T34">If there were captures, then the initiative is still with the AI.</text:span></text:p>
      <text:p text:style-name="P18"><text:span text:style-name="T29">Finally, the AI could try to iterate more than one move ahead to find the optimum move combination for this turn. </text:span><text:span text:style-name="T32">Under these circumstances, </text:span><text:span text:style-name="T29">the AI would need to consider all possible move combinations for the </text:span><text:span text:style-name="T37">next turn of the </text:span><text:span text:style-name="T29">opponent etc.</text:span></text:p>
      <text:p text:style-name="P14">oooOOOooo</text:p>
      <text:p text:style-name="P17"/>
      <text:p text:style-name="P17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1:52:33.430150160</meta:creation-date>
    <dc:date>2025-01-28T18:22:33.455135559</dc:date>
    <meta:editing-duration>PT44M53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43" meta:word-count="750" meta:character-count="4695" meta:non-whitespace-character-count="3979"/>
  </office:meta>
</office:document-meta>
</file>